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3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14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ONA_FUSION</text:p>
          </table:table-cell>
          <table:table-cell table:style-name="ce1" office:value-type="string" calcext:value-type="string">
            <text:p>KPI_FORMULA</text:p>
          </table:table-cell>
          <table:table-cell table:style-name="ce1" office:value-type="string" calcext:value-type="string">
            <text:p>FECHA_ANTIGUA</text:p>
          </table:table-cell>
          <table:table-cell table:style-name="ce7" office:value-type="string" calcext:value-type="string">
            <text:p>HORA_ACUMULADA</text:p>
          </table:table-cell>
          <table:table-cell table:style-name="ce1" office:value-type="string" calcext:value-type="string">
            <text:p>MONEDA_RARA</text:p>
          </table:table-cell>
          <table:table-cell table:style-name="ce7" office:value-type="string" calcext:value-type="string">
            <text:p>TEXTO_RICHO</text:p>
          </table:table-cell>
          <table:table-cell table:style-name="ce1" office:value-type="string" calcext:value-type="string">
            <text:p>ESTADO_LOGICO</text:p>
          </table:table-cell>
          <table:table-cell table:number-columns-repeated="101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Norte</text:p>
          </table:table-cell>
          <table:table-cell table:style-name="ce2" table:formula="of:=100/3" office:value-type="float" office:value="33.33333333" calcext:value-type="float">
            <text:p>33.33333333</text:p>
          </table:table-cell>
          <table:table-cell table:style-name="ce5" office:value-type="string" calcext:value-type="string">
            <text:p>1850-05-20</text:p>
          </table:table-cell>
          <table:table-cell table:style-name="ce8" office:value-type="time" office:time-value="PT250H30M00S" calcext:value-type="time">
            <text:p>250:30:00</text:p>
          </table:table-cell>
          <table:table-cell table:style-name="ce11" office:value-type="float" office:value="1.5" calcext:value-type="float">
            <text:p>€1.50</text:p>
          </table:table-cell>
          <table:table-cell table:style-name="ce10" office:value-type="string" calcext:value-type="string">
            <text:p>Normal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covered-table-cell table:style-name="ce15" office:value-type="string" calcext:value-type="string">
            <text:p>Norte</text:p>
          </table:covered-table-cell>
          <table:table-cell table:style-name="ce3" table:formula="of:=SUM([.E2:.E3])" office:value-type="time" office:time-value="PT262H30M00S" calcext:value-type="time">
            <text:p>262:30:00</text:p>
          </table:table-cell>
          <table:table-cell table:style-name="ce2" office:value-type="string" calcext:value-type="string">
            <text:p>1900-01-00</text:p>
          </table:table-cell>
          <table:table-cell table:style-name="ce9" office:value-type="time" office:time-value="PT12H00M00S" calcext:value-type="time">
            <text:p>12:00:00</text:p>
          </table:table-cell>
          <table:table-cell table:style-name="ce2" office:value-type="string" calcext:value-type="string">
            <text:p>¥ 5000</text:p>
          </table:table-cell>
          <table:table-cell table:style-name="ce10" office:value-type="string" calcext:value-type="string">
            <text:p>Texto con salto linea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covered-table-cell table:style-name="ce15" office:value-type="string" calcext:value-type="string">
            <text:p>Norte</text:p>
          </table:covered-table-cell>
          <table:table-cell table:style-name="ce2" table:formula="of:=[.A3]&amp;[.B3]" office:value-type="string" office:string-value="2Norte" calcext:value-type="string">
            <text:p>2Norte</text:p>
          </table:table-cell>
          <table:table-cell table:style-name="ce2" office:value-type="string" calcext:value-type="string">
            <text:p>1900-02-29</text:p>
          </table:table-cell>
          <table:table-cell table:style-name="ce9" office:value-type="time" office:time-value="PT00H00M01S" calcext:value-type="time">
            <text:p>0:00:01</text:p>
          </table:table-cell>
          <table:table-cell table:style-name="ce2" office:value-type="string" calcext:value-type="string">
            <text:p>£ 10.5</text:p>
          </table:table-cell>
          <table:table-cell table:style-name="ce10" office:value-type="string" calcext:value-type="string">
            <text:p>Cero a la izquierda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3">
            <text:p>Sur</text:p>
          </table:table-cell>
          <table:table-cell table:style-name="ce4" table:formula="of:=TODAY()" office:value-type="date" office:date-value="2026-02-03" calcext:value-type="date">
            <text:p>2/3/2026</text:p>
          </table:table-cell>
          <table:table-cell table:style-name="ce5" office:value-type="date" office:date-value="2001-01-01" calcext:value-type="date">
            <text:p>2001-01-01</text:p>
          </table:table-cell>
          <table:table-cell table:style-name="ce8" office:value-type="time" office:time-value="PT1000H00M00S" calcext:value-type="time">
            <text:p>1000:00:00</text:p>
          </table:table-cell>
          <table:table-cell table:style-name="ce2" office:value-type="string" calcext:value-type="string">
            <text:p>BTC 0.5</text:p>
          </table:table-cell>
          <table:table-cell table:style-name="ce10" office:value-type="string" calcext:value-type="string">
            <text:p>Comillas "dobles"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covered-table-cell table:style-name="ce15" office:value-type="string" calcext:value-type="string">
            <text:p>Sur</text:p>
          </table:covered-table-cell>
          <table:table-cell table:style-name="ce2" table:formula="of:=50*5000" office:value-type="float" office:value="250000" calcext:value-type="float">
            <text:p>250000</text:p>
          </table:table-cell>
          <table:table-cell table:style-name="ce5" office:value-type="date" office:date-value="1980-12-31" calcext:value-type="date">
            <text:p>1980-12-31</text:p>
          </table:table-cell>
          <table:table-cell table:style-name="ce8" office:value-type="time" office:time-value="PT24H00M00S" calcext:value-type="time">
            <text:p>24:00:00</text:p>
          </table:table-cell>
          <table:table-cell table:style-name="ce2" office:value-type="string" calcext:value-type="string">
            <text:p>Kr 900</text:p>
          </table:table-cell>
          <table:table-cell table:style-name="ce10" office:value-type="string" calcext:value-type="string">
            <text:p>Espacios finales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covered-table-cell table:style-name="ce15" office:value-type="string" calcext:value-type="string">
            <text:p>Sur</text:p>
          </table:covered-table-cell>
          <table:table-cell table:style-name="ce2" table:formula="of:=1/0" office:value-type="string" office:string-value="" calcext:value-type="error">
            <text:p>#¡DIV/0!</text:p>
          </table:table-cell>
          <table:table-cell table:style-name="ce2" office:value-type="string" calcext:value-type="string">
            <text:p>2024-02-30</text:p>
          </table:table-cell>
          <table:table-cell table:style-name="ce8" office:value-type="time" office:time-value="PT48H48M48S" calcext:value-type="time">
            <text:p>48:48:48</text:p>
          </table:table-cell>
          <table:table-cell table:style-name="ce2" office:value-type="string" calcext:value-type="string">
            <text:p>Rp 100</text:p>
          </table:table-cell>
          <table:table-cell table:style-name="ce10" office:value-type="string" calcext:value-type="string">
            <text:p>TAB oculto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 table:number-columns-spanned="1" table:number-rows-spanned="2">
            <text:p>Este</text:p>
          </table:table-cell>
          <table:table-cell table:style-name="ce2" office:value-type="string" calcext:value-type="string">
            <text:p>Ref Circ</text:p>
          </table:table-cell>
          <table:table-cell table:style-name="ce5" office:value-type="date" office:date-value="2050-01-01" calcext:value-type="date">
            <text:p>2050-01-01</text:p>
          </table:table-cell>
          <table:table-cell table:style-name="ce8" office:value-type="time" office:time-value="-PT15H00M00S" calcext:value-type="time">
            <text:p>-15:00:00</text:p>
          </table:table-cell>
          <table:table-cell table:style-name="ce2" office:value-type="string" calcext:value-type="string">
            <text:p>Unknown</text:p>
          </table:table-cell>
          <table:table-cell table:style-name="ce10" office:value-type="string" calcext:value-type="string">
            <text:p>Emoji 🐍</text:p>
          </table:table-cell>
          <table:table-cell table:style-name="ce13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covered-table-cell table:style-name="ce15" office:value-type="string" calcext:value-type="string">
            <text:p>Este</text:p>
          </table:covered-table-cell>
          <table:table-cell table:style-name="ce3" table:formula="of:=[.E8]+1" office:value-type="time" office:time-value="PT09H00M00S" calcext:value-type="time">
            <text:p>9:00:00</text:p>
          </table:table-cell>
          <table:table-cell table:style-name="ce2" office:value-type="string" calcext:value-type="string">
            <text:p>1999/99/99</text:p>
          </table:table-cell>
          <table:table-cell table:style-name="ce10" office:value-type="float" office:value="0.5" calcext:value-type="float">
            <text:p>0.5</text:p>
          </table:table-cell>
          <table:table-cell table:style-name="ce2" office:value-type="string" calcext:value-type="string">
            <text:p>$</text:p>
          </table:table-cell>
          <table:table-cell table:style-name="ce10" office:value-type="string" calcext:value-type="string">
            <text:p>Null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Texto</text:p>
          </table:table-cell>
          <table:table-cell table:style-name="ce6" table:formula="of:=NOW()" office:value-type="date" office:date-value="2026-02-03T11:02:33.11357" calcext:value-type="date">
            <text:p>2/3/2026 11:02:33</text:p>
          </table:table-cell>
          <table:table-cell table:style-name="ce8" office:value-type="time" office:time-value="PT150H00M00S" calcext:value-type="time">
            <text:p>150:00:00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0" office:value-type="string" calcext:value-type="string">
            <text:p>Sin valor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_1" table:target-range-address="'Hoja 1'.A1:'Hoja 1'.H10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text>€</number:text>
      <number:number number:decimal-places="2" number:min-decimal-places="2" number:min-integer-digits="1" number:grouping="true"/>
    </number:number-style>
    <number:date-style style:name="N11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1:01:18.57207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2-03T11:02:49.329283700</dc:date>
    <meta:editing-duration>PT1M33S</meta:editing-duration>
    <meta:editing-cycles>1</meta:editing-cycles>
    <meta:document-statistic meta:table-count="1" meta:cell-count="80" meta:object-count="0"/>
  </office:meta>
</office:document-meta>
</file>